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4.5370298009" calcext:value-type="float">
            <text:p>24,537029800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30974167832" calcext:value-type="float">
            <text:p>9,309741678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79074956625" calcext:value-type="float">
            <text:p>7,790749566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7946935706" calcext:value-type="float">
            <text:p>7,794693570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45763016208" calcext:value-type="float">
            <text:p>9,457630162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8460631999" calcext:value-type="float">
            <text:p>7,2846063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0.9079358977" calcext:value-type="float">
            <text:p>20,907935897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54045914414" calcext:value-type="float">
            <text:p>7,540459144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5343767277" calcext:value-type="float">
            <text:p>11,534376727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35149764694" calcext:value-type="float">
            <text:p>6,351497646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55210695838" calcext:value-type="float">
            <text:p>9,552106958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1919757495" calcext:value-type="float">
            <text:p>10,19197574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60375264889" calcext:value-type="float">
            <text:p>8,603752648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82694938669" calcext:value-type="float">
            <text:p>9,826949386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12857184132" calcext:value-type="float">
            <text:p>7,128571841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041145336" calcext:value-type="float">
            <text:p>11,04114533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9745987681" calcext:value-type="float">
            <text:p>7,297459876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18208765505" calcext:value-type="float">
            <text:p>7,182087655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87745037842" calcext:value-type="float">
            <text:p>7,877450378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48463425171" calcext:value-type="float">
            <text:p>7,484634251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7247055701" calcext:value-type="float">
            <text:p>10,724705570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39253805636" calcext:value-type="float">
            <text:p>7,392538056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8658012657" calcext:value-type="float">
            <text:p>12,865801265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2197641736" calcext:value-type="float">
            <text:p>10,219764173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91428004417" calcext:value-type="float">
            <text:p>9,914280044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45020912965" calcext:value-type="float">
            <text:p>6,450209129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6.003349437" calcext:value-type="float">
            <text:p>16,00334943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08458388335" calcext:value-type="float">
            <text:p>5,084583883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2.5849011038" calcext:value-type="float">
            <text:p>22,584901103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22880902267" calcext:value-type="float">
            <text:p>5,228809022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541703014" calcext:value-type="float">
            <text:p>10,54170301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71947840721" calcext:value-type="float">
            <text:p>6,719478407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87826412544" calcext:value-type="float">
            <text:p>9,878264125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5207799592" calcext:value-type="float">
            <text:p>7,252077995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34739772696" calcext:value-type="float">
            <text:p>7,34739772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46719793426" calcext:value-type="float">
            <text:p>9,467197934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6661963753" calcext:value-type="float">
            <text:p>8,666196375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4950392928" calcext:value-type="float">
            <text:p>11,495039292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74411433664" calcext:value-type="float">
            <text:p>8,744114336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679083496" calcext:value-type="float">
            <text:p>12,67908349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82115901067" calcext:value-type="float">
            <text:p>8,821159010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308127844" calcext:value-type="float">
            <text:p>7,30812784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245670272" calcext:value-type="float">
            <text:p>10,24567027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6304645055" calcext:value-type="float">
            <text:p>7,263046450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5158150287" calcext:value-type="float">
            <text:p>10,515815028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20792740162" calcext:value-type="float">
            <text:p>6,207927401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9.6612744744" calcext:value-type="float">
            <text:p>29,661274474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11902508767" calcext:value-type="float">
            <text:p>7,119025087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00616225037" calcext:value-type="float">
            <text:p>9,006162250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42080793797" calcext:value-type="float">
            <text:p>6,42080793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4.9586957501" calcext:value-type="float">
            <text:p>14,958695750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4331357229" calcext:value-type="float">
            <text:p>7,243313572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5174238121" calcext:value-type="float">
            <text:p>11,517423812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99735896702" calcext:value-type="float">
            <text:p>5,99735896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68654063896" calcext:value-type="float">
            <text:p>9,68654063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34039489108" calcext:value-type="float">
            <text:p>6,340394891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2.7088286123" calcext:value-type="float">
            <text:p>12,708828612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7550413423" calcext:value-type="float">
            <text:p>7,275504134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11494165661" calcext:value-type="float">
            <text:p>8,114941656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27797792335" calcext:value-type="float">
            <text:p>9,277977923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4002882777" calcext:value-type="float">
            <text:p>7,240028827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73151666213" calcext:value-type="float">
            <text:p>6,731516662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1119009203" calcext:value-type="float">
            <text:p>11,111900920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40024627132" calcext:value-type="float">
            <text:p>7,400246271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20310955402" calcext:value-type="float">
            <text:p>9,20310955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5191614174" calcext:value-type="float">
            <text:p>7,519161417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5584190115" calcext:value-type="float">
            <text:p>9,558419011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85448776543" calcext:value-type="float">
            <text:p>6,854487765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4759015879" calcext:value-type="float">
            <text:p>11,475901587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80043449512" calcext:value-type="float">
            <text:p>7,800434495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6264409637" calcext:value-type="float">
            <text:p>11,626440963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52631213137" calcext:value-type="float">
            <text:p>9,526312131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58174252642" calcext:value-type="float">
            <text:p>8,581742526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18680488558" calcext:value-type="float">
            <text:p>9,186804885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4337980937" calcext:value-type="float">
            <text:p>10,433798093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56553956948" calcext:value-type="float">
            <text:p>7,56553956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98915577013" calcext:value-type="float">
            <text:p>8,989155770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8990039048" calcext:value-type="float">
            <text:p>7,899003904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221495214" calcext:value-type="float">
            <text:p>11,22149521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42949046174" calcext:value-type="float">
            <text:p>9,429490461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44285059272" calcext:value-type="float">
            <text:p>7,442850592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8690251179" calcext:value-type="float">
            <text:p>11,869025117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88450968537" calcext:value-type="float">
            <text:p>9,884509685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39621209156" calcext:value-type="float">
            <text:p>6,396212091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3933646349" calcext:value-type="float">
            <text:p>10,393364634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92732281181" calcext:value-type="float">
            <text:p>7,927322811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4833161369" calcext:value-type="float">
            <text:p>11,483316136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27300829666" calcext:value-type="float">
            <text:p>6,273008296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77187688526" calcext:value-type="float">
            <text:p>7,771876885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61686640968" calcext:value-type="float">
            <text:p>6,616866409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47652340897" calcext:value-type="float">
            <text:p>6,47652340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5.66409375208" calcext:value-type="float">
            <text:p>5,664093752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16686951967" calcext:value-type="float">
            <text:p>6,166869519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2952232501" calcext:value-type="float">
            <text:p>11,295223250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18501730893" calcext:value-type="float">
            <text:p>6,185017308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0.5567087235" calcext:value-type="float">
            <text:p>60,556708723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4.45780988968" calcext:value-type="float">
            <text:p>4,457809889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0.2811363001" calcext:value-type="float">
            <text:p>20,281136300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02732706916" calcext:value-type="float">
            <text:p>6,027327069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6.9086863303" calcext:value-type="float">
            <text:p>16,9086863303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491752245" calcext:value-type="float">
            <text:p>6,49175224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50824760135" calcext:value-type="float">
            <text:p>9,5082476014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65911743714" calcext:value-type="float">
            <text:p>7,659117437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9.25694056707" calcext:value-type="float">
            <text:p>9,2569405671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7.21572082168" calcext:value-type="float">
            <text:p>7,2157208217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1.4161940562" calcext:value-type="float">
            <text:p>11,416194056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39165485089" calcext:value-type="float">
            <text:p>6,3916548509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8.0411272392" calcext:value-type="float">
            <text:p>18,041127239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5999500595" calcext:value-type="float">
            <text:p>6,5999500595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39722128222" calcext:value-type="float">
            <text:p>8,397221282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8.17298648977" calcext:value-type="float">
            <text:p>8,1729864898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10.6458067902" calcext:value-type="float">
            <text:p>10,6458067902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6.47993263358" calcext:value-type="float">
            <text:p>6,4799326336</text:p>
          </table:table-cell>
        </table:table-row>
        <table:table-row table:style-name="ro1">
          <table:table-cell office:value-type="string" calcext:value-type="string">
            <text:p>mainThread - FPS</text:p>
          </table:table-cell>
          <table:table-cell office:value-type="float" office:value="20.4906754518" calcext:value-type="float">
            <text:p>20,4906754518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2" table:formula="of:=AVERAGE([.B1:.B114])" office:value-type="float" office:value="9.99863517964009" calcext:value-type="float">
            <text:p>9,999</text:p>
          </table:table-cell>
        </table:table-row>
        <table:table-row table:style-name="ro1">
          <table:table-cell table:style-name="ce1" office:value-type="string" calcext:value-type="string">
            <text:p>Variância</text:p>
          </table:table-cell>
          <table:table-cell table:style-name="ce2" table:formula="of:=VAR([.B1:.B114])" office:value-type="float" office:value="39.2177258853799" calcext:value-type="float">
            <text:p>39,218</text:p>
          </table:table-cell>
        </table:table-row>
        <table:table-row table:style-name="ro1">
          <table:table-cell table:style-name="ce1" office:value-type="string" calcext:value-type="string">
            <text:p>Desvio Padrão</text:p>
          </table:table-cell>
          <table:table-cell table:style-name="ce2" table:formula="of:=STDEV([.B1:.B114])" office:value-type="float" office:value="6.26240575860267" calcext:value-type="float">
            <text:p>6,262</text:p>
          </table:table-cell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2" table:formula="of:=MAX([.B1:.B114])" office:value-type="float" office:value="60.5567087235" calcext:value-type="float">
            <text:p>60,557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3" table:formula="of:=MIN([.B1:.B114])" office:value-type="float" office:value="4.45780988968" calcext:value-type="float">
            <text:p>4,458</text:p>
          </table:table-cell>
        </table:table-row>
      </table:table>
      <table:table table:name="CALC" table:style-name="ta1"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77280807495" calcext:value-type="float">
            <text:p>0,2772808075</text:p>
          </table:table-cell>
          <table:table-cell table:formula="of:=1000*[.D1]" office:value-type="float" office:value="277.280807495" calcext:value-type="float">
            <text:p>277,28080749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49028921127" calcext:value-type="float">
            <text:p>0,2490289211</text:p>
          </table:table-cell>
          <table:table-cell table:formula="of:=1000*[.D2]" office:value-type="float" office:value="249.028921127" calcext:value-type="float">
            <text:p>249,02892112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301194190979" calcext:value-type="float">
            <text:p>0,301194191</text:p>
          </table:table-cell>
          <table:table-cell table:formula="of:=1000*[.D3]" office:value-type="float" office:value="301.194190979" calcext:value-type="float">
            <text:p>301,19419097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380818843842" calcext:value-type="float">
            <text:p>0,3808188438</text:p>
          </table:table-cell>
          <table:table-cell table:formula="of:=1000*[.D4]" office:value-type="float" office:value="380.818843842" calcext:value-type="float">
            <text:p>380,81884384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30491399765" calcext:value-type="float">
            <text:p>0,3049139977</text:p>
          </table:table-cell>
          <table:table-cell table:formula="of:=1000*[.D5]" office:value-type="float" office:value="304.91399765" calcext:value-type="float">
            <text:p>304,9139976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84065961838" calcext:value-type="float">
            <text:p>0,2840659618</text:p>
          </table:table-cell>
          <table:table-cell table:formula="of:=1000*[.D6]" office:value-type="float" office:value="284.065961838" calcext:value-type="float">
            <text:p>284,06596183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63360977173" calcext:value-type="float">
            <text:p>0,2633609772</text:p>
          </table:table-cell>
          <table:table-cell table:formula="of:=1000*[.D7]" office:value-type="float" office:value="263.360977173" calcext:value-type="float">
            <text:p>263,36097717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5850057602" calcext:value-type="float">
            <text:p>0,2758500576</text:p>
          </table:table-cell>
          <table:table-cell table:formula="of:=1000*[.D8]" office:value-type="float" office:value="275.850057602" calcext:value-type="float">
            <text:p>275,85005760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6096701622" calcext:value-type="float">
            <text:p>0,2609670162</text:p>
          </table:table-cell>
          <table:table-cell table:formula="of:=1000*[.D9]" office:value-type="float" office:value="260.96701622" calcext:value-type="float">
            <text:p>260,9670162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65053033829" calcext:value-type="float">
            <text:p>0,2650530338</text:p>
          </table:table-cell>
          <table:table-cell table:formula="of:=1000*[.D10]" office:value-type="float" office:value="265.053033829" calcext:value-type="float">
            <text:p>265,05303382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7741928101" calcext:value-type="float">
            <text:p>0,2577419281</text:p>
          </table:table-cell>
          <table:table-cell table:formula="of:=1000*[.D11]" office:value-type="float" office:value="257.741928101" calcext:value-type="float">
            <text:p>257,74192810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9362988472" calcext:value-type="float">
            <text:p>0,2936298847</text:p>
          </table:table-cell>
          <table:table-cell table:formula="of:=1000*[.D12]" office:value-type="float" office:value="293.62988472" calcext:value-type="float">
            <text:p>293,629884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9644985199" calcext:value-type="float">
            <text:p>0,2596449852</text:p>
          </table:table-cell>
          <table:table-cell table:formula="of:=1000*[.D13]" office:value-type="float" office:value="259.644985199" calcext:value-type="float">
            <text:p>259,64498519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46283769608" calcext:value-type="float">
            <text:p>0,2462837696</text:p>
          </table:table-cell>
          <table:table-cell table:formula="of:=1000*[.D14]" office:value-type="float" office:value="246.283769608" calcext:value-type="float">
            <text:p>246,28376960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0681877136" calcext:value-type="float">
            <text:p>0,2506818771</text:p>
          </table:table-cell>
          <table:table-cell table:formula="of:=1000*[.D15]" office:value-type="float" office:value="250.681877136" calcext:value-type="float">
            <text:p>250,6818771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54314899445" calcext:value-type="float">
            <text:p>0,2543148994</text:p>
          </table:table-cell>
          <table:table-cell table:formula="of:=1000*[.D16]" office:value-type="float" office:value="254.314899445" calcext:value-type="float">
            <text:p>254,31489944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84927129745" calcext:value-type="float">
            <text:p>0,2849271297</text:p>
          </table:table-cell>
          <table:table-cell table:formula="of:=1000*[.D17]" office:value-type="float" office:value="284.927129745" calcext:value-type="float">
            <text:p>284,92712974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300908088684" calcext:value-type="float">
            <text:p>0,3009080887</text:p>
          </table:table-cell>
          <table:table-cell table:formula="of:=1000*[.D18]" office:value-type="float" office:value="300.908088684" calcext:value-type="float">
            <text:p>300,90808868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90704965591" calcext:value-type="float">
            <text:p>0,2907049656</text:p>
          </table:table-cell>
          <table:table-cell table:formula="of:=1000*[.D19]" office:value-type="float" office:value="290.704965591" calcext:value-type="float">
            <text:p>290,70496559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005982399" calcext:value-type="float">
            <text:p>0,270059824</text:p>
          </table:table-cell>
          <table:table-cell table:formula="of:=1000*[.D20]" office:value-type="float" office:value="270.05982399" calcext:value-type="float">
            <text:p>270,0598239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967001915" calcext:value-type="float">
            <text:p>0,2596700192</text:p>
          </table:table-cell>
          <table:table-cell table:formula="of:=1000*[.D21]" office:value-type="float" office:value="259.67001915" calcext:value-type="float">
            <text:p>259,6700191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8429031372" calcext:value-type="float">
            <text:p>0,2784290314</text:p>
          </table:table-cell>
          <table:table-cell table:formula="of:=1000*[.D22]" office:value-type="float" office:value="278.429031372" calcext:value-type="float">
            <text:p>278,4290313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93819904327" calcext:value-type="float">
            <text:p>0,2938199043</text:p>
          </table:table-cell>
          <table:table-cell table:formula="of:=1000*[.D23]" office:value-type="float" office:value="293.819904327" calcext:value-type="float">
            <text:p>293,81990432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3522853851" calcext:value-type="float">
            <text:p>0,2735228539</text:p>
          </table:table-cell>
          <table:table-cell table:formula="of:=1000*[.D24]" office:value-type="float" office:value="273.522853851" calcext:value-type="float">
            <text:p>273,52285385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93601036072" calcext:value-type="float">
            <text:p>0,2936010361</text:p>
          </table:table-cell>
          <table:table-cell table:formula="of:=1000*[.D25]" office:value-type="float" office:value="293.601036072" calcext:value-type="float">
            <text:p>293,60103607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65295028687" calcext:value-type="float">
            <text:p>0,2652950287</text:p>
          </table:table-cell>
          <table:table-cell table:formula="of:=1000*[.D26]" office:value-type="float" office:value="265.295028687" calcext:value-type="float">
            <text:p>265,29502868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79946804047" calcext:value-type="float">
            <text:p>0,279946804</text:p>
          </table:table-cell>
          <table:table-cell table:formula="of:=1000*[.D27]" office:value-type="float" office:value="279.946804047" calcext:value-type="float">
            <text:p>279,94680404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36783027649" calcext:value-type="float">
            <text:p>0,2367830276</text:p>
          </table:table-cell>
          <table:table-cell table:formula="of:=1000*[.D28]" office:value-type="float" office:value="236.783027649" calcext:value-type="float">
            <text:p>236,78302764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85839080811" calcext:value-type="float">
            <text:p>0,2858390808</text:p>
          </table:table-cell>
          <table:table-cell table:formula="of:=1000*[.D29]" office:value-type="float" office:value="285.839080811" calcext:value-type="float">
            <text:p>285,83908081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80610084534" calcext:value-type="float">
            <text:p>0,2806100845</text:p>
          </table:table-cell>
          <table:table-cell table:formula="of:=1000*[.D30]" office:value-type="float" office:value="280.610084534" calcext:value-type="float">
            <text:p>280,61008453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80052900314" calcext:value-type="float">
            <text:p>0,2800529003</text:p>
          </table:table-cell>
          <table:table-cell table:formula="of:=1000*[.D31]" office:value-type="float" office:value="280.052900314" calcext:value-type="float">
            <text:p>280,05290031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32597899437" calcext:value-type="float">
            <text:p>0,3259789944</text:p>
          </table:table-cell>
          <table:table-cell table:formula="of:=1000*[.D32]" office:value-type="float" office:value="325.97899437" calcext:value-type="float">
            <text:p>325,9789943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9593009949" calcext:value-type="float">
            <text:p>0,2595930099</text:p>
          </table:table-cell>
          <table:table-cell table:formula="of:=1000*[.D33]" office:value-type="float" office:value="259.593009949" calcext:value-type="float">
            <text:p>259,59300994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8418064117" calcext:value-type="float">
            <text:p>0,2784180641</text:p>
          </table:table-cell>
          <table:table-cell table:formula="of:=1000*[.D34]" office:value-type="float" office:value="278.418064117" calcext:value-type="float">
            <text:p>278,41806411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2835988998" calcext:value-type="float">
            <text:p>0,252835989</text:p>
          </table:table-cell>
          <table:table-cell table:formula="of:=1000*[.D35]" office:value-type="float" office:value="252.835988998" calcext:value-type="float">
            <text:p>252,83598899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0962953568" calcext:value-type="float">
            <text:p>0,2709629536</text:p>
          </table:table-cell>
          <table:table-cell table:formula="of:=1000*[.D36]" office:value-type="float" office:value="270.962953568" calcext:value-type="float">
            <text:p>270,96295356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6501913071" calcext:value-type="float">
            <text:p>0,2565019131</text:p>
          </table:table-cell>
          <table:table-cell table:formula="of:=1000*[.D37]" office:value-type="float" office:value="256.501913071" calcext:value-type="float">
            <text:p>256,50191307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81362056732" calcext:value-type="float">
            <text:p>0,2813620567</text:p>
          </table:table-cell>
          <table:table-cell table:formula="of:=1000*[.D38]" office:value-type="float" office:value="281.362056732" calcext:value-type="float">
            <text:p>281,3620567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6987695694" calcext:value-type="float">
            <text:p>0,2698769569</text:p>
          </table:table-cell>
          <table:table-cell table:formula="of:=1000*[.D39]" office:value-type="float" office:value="269.87695694" calcext:value-type="float">
            <text:p>269,8769569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45944023132" calcext:value-type="float">
            <text:p>0,2459440231</text:p>
          </table:table-cell>
          <table:table-cell table:formula="of:=1000*[.D40]" office:value-type="float" office:value="245.944023132" calcext:value-type="float">
            <text:p>245,9440231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61323928833" calcext:value-type="float">
            <text:p>0,2613239288</text:p>
          </table:table-cell>
          <table:table-cell table:formula="of:=1000*[.D41]" office:value-type="float" office:value="261.323928833" calcext:value-type="float">
            <text:p>261,32392883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47753858566" calcext:value-type="float">
            <text:p>0,2477538586</text:p>
          </table:table-cell>
          <table:table-cell table:formula="of:=1000*[.D42]" office:value-type="float" office:value="247.753858566" calcext:value-type="float">
            <text:p>247,75385856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6359796524" calcext:value-type="float">
            <text:p>0,2635979652</text:p>
          </table:table-cell>
          <table:table-cell table:formula="of:=1000*[.D43]" office:value-type="float" office:value="263.59796524" calcext:value-type="float">
            <text:p>263,5979652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56037950516" calcext:value-type="float">
            <text:p>0,2560379505</text:p>
          </table:table-cell>
          <table:table-cell table:formula="of:=1000*[.D44]" office:value-type="float" office:value="256.037950516" calcext:value-type="float">
            <text:p>256,03795051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8832931519" calcext:value-type="float">
            <text:p>0,2588329315</text:p>
          </table:table-cell>
          <table:table-cell table:formula="of:=1000*[.D45]" office:value-type="float" office:value="258.832931519" calcext:value-type="float">
            <text:p>258,83293151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69994974136" calcext:value-type="float">
            <text:p>0,2699949741</text:p>
          </table:table-cell>
          <table:table-cell table:formula="of:=1000*[.D46]" office:value-type="float" office:value="269.994974136" calcext:value-type="float">
            <text:p>269,9949741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305323839188" calcext:value-type="float">
            <text:p>0,3053238392</text:p>
          </table:table-cell>
          <table:table-cell table:formula="of:=1000*[.D47]" office:value-type="float" office:value="305.323839188" calcext:value-type="float">
            <text:p>305,32383918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69551038742" calcext:value-type="float">
            <text:p>0,2695510387</text:p>
          </table:table-cell>
          <table:table-cell table:formula="of:=1000*[.D48]" office:value-type="float" office:value="269.551038742" calcext:value-type="float">
            <text:p>269,55103874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66353130341" calcext:value-type="float">
            <text:p>0,2663531303</text:p>
          </table:table-cell>
          <table:table-cell table:formula="of:=1000*[.D49]" office:value-type="float" office:value="266.353130341" calcext:value-type="float">
            <text:p>266,35313034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4469137192" calcext:value-type="float">
            <text:p>0,2744691372</text:p>
          </table:table-cell>
          <table:table-cell table:formula="of:=1000*[.D50]" office:value-type="float" office:value="274.469137192" calcext:value-type="float">
            <text:p>274,46913719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99562931061" calcext:value-type="float">
            <text:p>0,2995629311</text:p>
          </table:table-cell>
          <table:table-cell table:formula="of:=1000*[.D51]" office:value-type="float" office:value="299.562931061" calcext:value-type="float">
            <text:p>299,56293106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6226997375" calcext:value-type="float">
            <text:p>0,2762269974</text:p>
          </table:table-cell>
          <table:table-cell table:formula="of:=1000*[.D52]" office:value-type="float" office:value="276.226997375" calcext:value-type="float">
            <text:p>276,22699737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65918970108" calcext:value-type="float">
            <text:p>0,2659189701</text:p>
          </table:table-cell>
          <table:table-cell table:formula="of:=1000*[.D53]" office:value-type="float" office:value="265.918970108" calcext:value-type="float">
            <text:p>265,91897010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301668167114" calcext:value-type="float">
            <text:p>0,3016681671</text:p>
          </table:table-cell>
          <table:table-cell table:formula="of:=1000*[.D54]" office:value-type="float" office:value="301.668167114" calcext:value-type="float">
            <text:p>301,66816711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90024995804" calcext:value-type="float">
            <text:p>0,2900249958</text:p>
          </table:table-cell>
          <table:table-cell table:formula="of:=1000*[.D55]" office:value-type="float" office:value="290.024995804" calcext:value-type="float">
            <text:p>290,02499580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85253047943" calcext:value-type="float">
            <text:p>0,2852530479</text:p>
          </table:table-cell>
          <table:table-cell table:formula="of:=1000*[.D56]" office:value-type="float" office:value="285.253047943" calcext:value-type="float">
            <text:p>285,25304794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82258987427" calcext:value-type="float">
            <text:p>0,2822589874</text:p>
          </table:table-cell>
          <table:table-cell table:formula="of:=1000*[.D57]" office:value-type="float" office:value="282.258987427" calcext:value-type="float">
            <text:p>282,25898742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89948940277" calcext:value-type="float">
            <text:p>0,2899489403</text:p>
          </table:table-cell>
          <table:table-cell table:formula="of:=1000*[.D58]" office:value-type="float" office:value="289.948940277" calcext:value-type="float">
            <text:p>289,94894027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7343082428" calcext:value-type="float">
            <text:p>0,2734308243</text:p>
          </table:table-cell>
          <table:table-cell table:formula="of:=1000*[.D59]" office:value-type="float" office:value="273.43082428" calcext:value-type="float">
            <text:p>273,4308242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87119150162" calcext:value-type="float">
            <text:p>0,2871191502</text:p>
          </table:table-cell>
          <table:table-cell table:formula="of:=1000*[.D60]" office:value-type="float" office:value="287.119150162" calcext:value-type="float">
            <text:p>287,11915016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92056083679" calcext:value-type="float">
            <text:p>0,2920560837</text:p>
          </table:table-cell>
          <table:table-cell table:formula="of:=1000*[.D61]" office:value-type="float" office:value="292.056083679" calcext:value-type="float">
            <text:p>292,05608367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99497127533" calcext:value-type="float">
            <text:p>0,2994971275</text:p>
          </table:table-cell>
          <table:table-cell table:formula="of:=1000*[.D62]" office:value-type="float" office:value="299.497127533" calcext:value-type="float">
            <text:p>299,49712753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308861017227" calcext:value-type="float">
            <text:p>0,3088610172</text:p>
          </table:table-cell>
          <table:table-cell table:formula="of:=1000*[.D63]" office:value-type="float" office:value="308.861017227" calcext:value-type="float">
            <text:p>308,86101722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99755096436" calcext:value-type="float">
            <text:p>0,2997550964</text:p>
          </table:table-cell>
          <table:table-cell table:formula="of:=1000*[.D64]" office:value-type="float" office:value="299.755096436" calcext:value-type="float">
            <text:p>299,7550964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83385038376" calcext:value-type="float">
            <text:p>0,2833850384</text:p>
          </table:table-cell>
          <table:table-cell table:formula="of:=1000*[.D65]" office:value-type="float" office:value="283.385038376" calcext:value-type="float">
            <text:p>283,38503837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30665397644" calcext:value-type="float">
            <text:p>0,3066539764</text:p>
          </table:table-cell>
          <table:table-cell table:formula="of:=1000*[.D66]" office:value-type="float" office:value="306.65397644" calcext:value-type="float">
            <text:p>306,6539764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304408073425" calcext:value-type="float">
            <text:p>0,3044080734</text:p>
          </table:table-cell>
          <table:table-cell table:formula="of:=1000*[.D67]" office:value-type="float" office:value="304.408073425" calcext:value-type="float">
            <text:p>304,40807342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86182880402" calcext:value-type="float">
            <text:p>0,2861828804</text:p>
          </table:table-cell>
          <table:table-cell table:formula="of:=1000*[.D68]" office:value-type="float" office:value="286.182880402" calcext:value-type="float">
            <text:p>286,18288040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96459913254" calcext:value-type="float">
            <text:p>0,2964599133</text:p>
          </table:table-cell>
          <table:table-cell table:formula="of:=1000*[.D69]" office:value-type="float" office:value="296.459913254" calcext:value-type="float">
            <text:p>296,45991325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8418064117" calcext:value-type="float">
            <text:p>0,2784180641</text:p>
          </table:table-cell>
          <table:table-cell table:formula="of:=1000*[.D70]" office:value-type="float" office:value="278.418064117" calcext:value-type="float">
            <text:p>278,41806411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60308980942" calcext:value-type="float">
            <text:p>0,2603089809</text:p>
          </table:table-cell>
          <table:table-cell table:formula="of:=1000*[.D71]" office:value-type="float" office:value="260.308980942" calcext:value-type="float">
            <text:p>260,30898094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54707098007" calcext:value-type="float">
            <text:p>0,254707098</text:p>
          </table:table-cell>
          <table:table-cell table:formula="of:=1000*[.D72]" office:value-type="float" office:value="254.707098007" calcext:value-type="float">
            <text:p>254,70709800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9961843491" calcext:value-type="float">
            <text:p>0,2599618435</text:p>
          </table:table-cell>
          <table:table-cell table:formula="of:=1000*[.D73]" office:value-type="float" office:value="259.961843491" calcext:value-type="float">
            <text:p>259,96184349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2993087769" calcext:value-type="float">
            <text:p>0,2729930878</text:p>
          </table:table-cell>
          <table:table-cell table:formula="of:=1000*[.D74]" office:value-type="float" office:value="272.993087769" calcext:value-type="float">
            <text:p>272,99308776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1359939575" calcext:value-type="float">
            <text:p>0,2513599396</text:p>
          </table:table-cell>
          <table:table-cell table:formula="of:=1000*[.D75]" office:value-type="float" office:value="251.359939575" calcext:value-type="float">
            <text:p>251,35993957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4987912178" calcext:value-type="float">
            <text:p>0,2498791218</text:p>
          </table:table-cell>
          <table:table-cell table:formula="of:=1000*[.D76]" office:value-type="float" office:value="249.87912178" calcext:value-type="float">
            <text:p>249,8791217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9046077728" calcext:value-type="float">
            <text:p>0,2590460777</text:p>
          </table:table-cell>
          <table:table-cell table:formula="of:=1000*[.D77]" office:value-type="float" office:value="259.046077728" calcext:value-type="float">
            <text:p>259,04607772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5751209259" calcext:value-type="float">
            <text:p>0,2575120926</text:p>
          </table:table-cell>
          <table:table-cell table:formula="of:=1000*[.D78]" office:value-type="float" office:value="257.51209259" calcext:value-type="float">
            <text:p>257,5120925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976395607" calcext:value-type="float">
            <text:p>0,2597639561</text:p>
          </table:table-cell>
          <table:table-cell table:formula="of:=1000*[.D79]" office:value-type="float" office:value="259.76395607" calcext:value-type="float">
            <text:p>259,7639560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62696027756" calcext:value-type="float">
            <text:p>0,2626960278</text:p>
          </table:table-cell>
          <table:table-cell table:formula="of:=1000*[.D80]" office:value-type="float" office:value="262.696027756" calcext:value-type="float">
            <text:p>262,69602775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37914085388" calcext:value-type="float">
            <text:p>0,2379140854</text:p>
          </table:table-cell>
          <table:table-cell table:formula="of:=1000*[.D81]" office:value-type="float" office:value="237.914085388" calcext:value-type="float">
            <text:p>237,91408538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57789850235" calcext:value-type="float">
            <text:p>0,2577898502</text:p>
          </table:table-cell>
          <table:table-cell table:formula="of:=1000*[.D82]" office:value-type="float" office:value="257.789850235" calcext:value-type="float">
            <text:p>257,78985023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81666040421" calcext:value-type="float">
            <text:p>0,2816660404</text:p>
          </table:table-cell>
          <table:table-cell table:formula="of:=1000*[.D83]" office:value-type="float" office:value="281.666040421" calcext:value-type="float">
            <text:p>281,66604042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62056827545" calcext:value-type="float">
            <text:p>0,2620568275</text:p>
          </table:table-cell>
          <table:table-cell table:formula="of:=1000*[.D84]" office:value-type="float" office:value="262.056827545" calcext:value-type="float">
            <text:p>262,056827545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74931192398" calcext:value-type="float">
            <text:p>0,2749311924</text:p>
          </table:table-cell>
          <table:table-cell table:formula="of:=1000*[.D85]" office:value-type="float" office:value="274.931192398" calcext:value-type="float">
            <text:p>274,93119239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63922929764" calcext:value-type="float">
            <text:p>0,2639229298</text:p>
          </table:table-cell>
          <table:table-cell table:formula="of:=1000*[.D86]" office:value-type="float" office:value="263.922929764" calcext:value-type="float">
            <text:p>263,92292976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71002054214" calcext:value-type="float">
            <text:p>0,2710020542</text:p>
          </table:table-cell>
          <table:table-cell table:formula="of:=1000*[.D87]" office:value-type="float" office:value="271.002054214" calcext:value-type="float">
            <text:p>271,00205421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7763128281" calcext:value-type="float">
            <text:p>0,2777631283</text:p>
          </table:table-cell>
          <table:table-cell table:formula="of:=1000*[.D88]" office:value-type="float" office:value="277.763128281" calcext:value-type="float">
            <text:p>277,76312828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94392824173" calcext:value-type="float">
            <text:p>0,2943928242</text:p>
          </table:table-cell>
          <table:table-cell table:formula="of:=1000*[.D89]" office:value-type="float" office:value="294.392824173" calcext:value-type="float">
            <text:p>294,39282417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336793899536" calcext:value-type="float">
            <text:p>0,3367938995</text:p>
          </table:table-cell>
          <table:table-cell table:formula="of:=1000*[.D90]" office:value-type="float" office:value="336.793899536" calcext:value-type="float">
            <text:p>336,79389953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322746992111" calcext:value-type="float">
            <text:p>0,3227469921</text:p>
          </table:table-cell>
          <table:table-cell table:formula="of:=1000*[.D91]" office:value-type="float" office:value="322.746992111" calcext:value-type="float">
            <text:p>322,74699211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353068113327" calcext:value-type="float">
            <text:p>0,3530681133</text:p>
          </table:table-cell>
          <table:table-cell table:formula="of:=1000*[.D92]" office:value-type="float" office:value="353.068113327" calcext:value-type="float">
            <text:p>353,06811332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377080917358" calcext:value-type="float">
            <text:p>0,3770809174</text:p>
          </table:table-cell>
          <table:table-cell table:formula="of:=1000*[.D93]" office:value-type="float" office:value="377.080917358" calcext:value-type="float">
            <text:p>377,08091735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373080015182" calcext:value-type="float">
            <text:p>0,3730800152</text:p>
          </table:table-cell>
          <table:table-cell table:formula="of:=1000*[.D94]" office:value-type="float" office:value="373.080015182" calcext:value-type="float">
            <text:p>373,08001518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328200101852" calcext:value-type="float">
            <text:p>0,3282001019</text:p>
          </table:table-cell>
          <table:table-cell table:formula="of:=1000*[.D95]" office:value-type="float" office:value="328.200101852" calcext:value-type="float">
            <text:p>328,20010185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349334001541" calcext:value-type="float">
            <text:p>0,3493340015</text:p>
          </table:table-cell>
          <table:table-cell table:formula="of:=1000*[.D96]" office:value-type="float" office:value="349.334001541" calcext:value-type="float">
            <text:p>349,334001541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53456115723" calcext:value-type="float">
            <text:p>0,2534561157</text:p>
          </table:table-cell>
          <table:table-cell table:formula="of:=1000*[.D97]" office:value-type="float" office:value="253.456115723" calcext:value-type="float">
            <text:p>253,45611572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345851898193" calcext:value-type="float">
            <text:p>0,3458518982</text:p>
          </table:table-cell>
          <table:table-cell table:formula="of:=1000*[.D98]" office:value-type="float" office:value="345.851898193" calcext:value-type="float">
            <text:p>345,85189819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350152015686" calcext:value-type="float">
            <text:p>0,3501520157</text:p>
          </table:table-cell>
          <table:table-cell table:formula="of:=1000*[.D99]" office:value-type="float" office:value="350.152015686" calcext:value-type="float">
            <text:p>350,15201568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91301012039" calcext:value-type="float">
            <text:p>0,291301012</text:p>
          </table:table-cell>
          <table:table-cell table:formula="of:=1000*[.D100]" office:value-type="float" office:value="291.301012039" calcext:value-type="float">
            <text:p>291,301012039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311311006546" calcext:value-type="float">
            <text:p>0,3113110065</text:p>
          </table:table-cell>
          <table:table-cell table:formula="of:=1000*[.D101]" office:value-type="float" office:value="311.311006546" calcext:value-type="float">
            <text:p>311,31100654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0039081573" calcext:value-type="float">
            <text:p>0,2700390816</text:p>
          </table:table-cell>
          <table:table-cell table:formula="of:=1000*[.D102]" office:value-type="float" office:value="270.039081573" calcext:value-type="float">
            <text:p>270,03908157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88341999054" calcext:value-type="float">
            <text:p>0,2883419991</text:p>
          </table:table-cell>
          <table:table-cell table:formula="of:=1000*[.D103]" office:value-type="float" office:value="288.341999054" calcext:value-type="float">
            <text:p>288,34199905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56744146347" calcext:value-type="float">
            <text:p>0,2567441463</text:p>
          </table:table-cell>
          <table:table-cell table:formula="of:=1000*[.D104]" office:value-type="float" office:value="256.744146347" calcext:value-type="float">
            <text:p>256,74414634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7263212204" calcext:value-type="float">
            <text:p>0,272632122</text:p>
          </table:table-cell>
          <table:table-cell table:formula="of:=1000*[.D105]" office:value-type="float" office:value="272.63212204" calcext:value-type="float">
            <text:p>272,6321220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67504930496" calcext:value-type="float">
            <text:p>0,2675049305</text:p>
          </table:table-cell>
          <table:table-cell table:formula="of:=1000*[.D106]" office:value-type="float" office:value="267.504930496" calcext:value-type="float">
            <text:p>267,504930496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60417938232" calcext:value-type="float">
            <text:p>0,2604179382</text:p>
          </table:table-cell>
          <table:table-cell table:formula="of:=1000*[.D107]" office:value-type="float" office:value="260.417938232" calcext:value-type="float">
            <text:p>260,41793823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84588813782" calcext:value-type="float">
            <text:p>0,2845888138</text:p>
          </table:table-cell>
          <table:table-cell table:formula="of:=1000*[.D108]" office:value-type="float" office:value="284.588813782" calcext:value-type="float">
            <text:p>284,58881378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47542858124" calcext:value-type="float">
            <text:p>0,2475428581</text:p>
          </table:table-cell>
          <table:table-cell table:formula="of:=1000*[.D109]" office:value-type="float" office:value="247.542858124" calcext:value-type="float">
            <text:p>247,54285812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72638082504" calcext:value-type="float">
            <text:p>0,2726380825</text:p>
          </table:table-cell>
          <table:table-cell table:formula="of:=1000*[.D110]" office:value-type="float" office:value="272.638082504" calcext:value-type="float">
            <text:p>272,638082504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304448127747" calcext:value-type="float">
            <text:p>0,3044481277</text:p>
          </table:table-cell>
          <table:table-cell table:formula="of:=1000*[.D111]" office:value-type="float" office:value="304.448127747" calcext:value-type="float">
            <text:p>304,448127747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86811828613" calcext:value-type="float">
            <text:p>0,2868118286</text:p>
          </table:table-cell>
          <table:table-cell table:formula="of:=1000*[.D112]" office:value-type="float" office:value="286.811828613" calcext:value-type="float">
            <text:p>286,811828613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78658866882" calcext:value-type="float">
            <text:p>0,2786588669</text:p>
          </table:table-cell>
          <table:table-cell table:formula="of:=1000*[.D113]" office:value-type="float" office:value="278.658866882" calcext:value-type="float">
            <text:p>278,658866882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t_calc</text:p>
          </table:table-cell>
          <table:table-cell office:value-type="float" office:value="0.256196975708" calcext:value-type="float">
            <text:p>0,2561969757</text:p>
          </table:table-cell>
          <table:table-cell table:formula="of:=1000*[.D114]" office:value-type="float" office:value="256.196975708" calcext:value-type="float">
            <text:p>256,196975708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t_calc</text:p>
          </table:table-cell>
          <table:table-cell office:value-type="float" office:value="0.241384983063" calcext:value-type="float">
            <text:p>0,2413849831</text:p>
          </table:table-cell>
          <table:table-cell table:formula="of:=1000*[.D115]" office:value-type="float" office:value="241.384983063" calcext:value-type="float">
            <text:p>241,38498306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édia</text:p>
          </table:table-cell>
          <table:table-cell table:style-name="ce2" table:formula="of:=AVERAGE([.E44:.E115])" office:value-type="float" office:value="284.689545631389" calcext:value-type="float">
            <text:p>284,69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ariância</text:p>
          </table:table-cell>
          <table:table-cell table:style-name="ce2" table:formula="of:=VAR([.E44:.E115])" office:value-type="float" office:value="917.154446131956" calcext:value-type="float">
            <text:p>917,15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esvio Padrão</text:p>
          </table:table-cell>
          <table:table-cell table:style-name="ce2" table:formula="of:=STDEV([.E44:.E115])" office:value-type="float" office:value="30.2845578823921" calcext:value-type="float">
            <text:p>30,285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áximo</text:p>
          </table:table-cell>
          <table:table-cell table:style-name="ce2" table:formula="of:=MAX([.E44:.E115])" office:value-type="float" office:value="377.080917358" calcext:value-type="float">
            <text:p>377,08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ínimo</text:p>
          </table:table-cell>
          <table:table-cell table:style-name="ce3" table:formula="of:=MIN([.E44:.E115])" office:value-type="float" office:value="237.914085388" calcext:value-type="float">
            <text:p>237,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5:15:13.015201332</meta:creation-date>
    <dc:date>2016-05-25T15:18:29.832627788</dc:date>
    <meta:editing-duration>PT3M17S</meta:editing-duration>
    <meta:editing-cycles>1</meta:editing-cycles>
    <meta:document-statistic meta:table-count="2" meta:cell-count="823" meta:object-count="0"/>
    <meta:generator>LibreOffice/5.1.2.2$Linux_X86_64 LibreOffice_project/10m0$Build-2</meta:generator>
  </office:meta>
</office:document-meta>
</file>